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text-properties style:font-name="Liberation Serif" fo:font-size="12pt" fo:font-weight="normal" officeooo:rsid="000df749" officeooo:paragraph-rsid="001cc105" style:font-size-asian="12pt" style:font-weight-asian="normal" style:font-size-complex="12pt" style:font-weight-complex="normal"/>
    </style:style>
    <style:style style:name="P2" style:family="paragraph" style:parent-style-name="Standard" style:list-style-name="L5">
      <loext:graphic-properties draw:fill="none"/>
      <style:paragraph-properties fo:margin-left="0.5in" fo:margin-right="0in" fo:text-indent="0in" style:auto-text-indent="false" fo:background-color="transparent">
        <style:tab-stops>
          <style:tab-stop style:position="-0.1457in"/>
        </style:tab-stops>
      </style:paragraph-properties>
      <style:text-properties style:font-name="Liberation Serif" fo:font-size="12pt" fo:font-weight="normal" officeooo:rsid="000df749" officeooo:paragraph-rsid="0019e579" style:font-size-asian="12pt" style:font-weight-asian="normal" style:font-size-complex="12pt" style:font-weight-complex="normal"/>
    </style:style>
    <style:style style:name="P3" style:family="paragraph" style:parent-style-name="Standard" style:list-style-name="L5">
      <loext:graphic-properties draw:fill="none"/>
      <style:paragraph-properties fo:margin-left="0.5in" fo:margin-right="0in" fo:text-indent="-0.25in" style:auto-text-indent="false" fo:background-color="transparent"/>
      <style:text-properties style:font-name="Liberation Serif" fo:font-size="12pt" fo:font-weight="normal" officeooo:rsid="000df749" officeooo:paragraph-rsid="002216b2" style:font-size-asian="12pt" style:font-weight-asian="normal" style:font-size-complex="12pt" style:font-weight-complex="normal"/>
    </style:style>
    <style:style style:name="P4" style:family="paragraph" style:parent-style-name="Standard">
      <style:text-properties style:font-name="Liberation Serif" fo:font-size="12pt" fo:font-weight="normal" officeooo:rsid="000df749" officeooo:paragraph-rsid="0019e579" style:font-size-asian="12pt" style:font-weight-asian="normal" style:font-size-complex="12pt" style:font-weight-complex="normal"/>
    </style:style>
    <style:style style:name="P5" style:family="paragraph" style:parent-style-name="Standard">
      <style:text-properties style:font-name="Liberation Serif" fo:font-size="12pt" fo:font-weight="normal" officeooo:rsid="001ad1b9" officeooo:paragraph-rsid="001ad1b9" style:font-size-asian="12pt" style:font-weight-asian="normal" style:font-size-complex="12pt" style:font-weight-complex="normal"/>
    </style:style>
    <style:style style:name="P6" style:family="paragraph" style:parent-style-name="Standard">
      <style:text-properties style:font-name="Liberation Serif" fo:font-size="12pt" officeooo:rsid="00397de2" officeooo:paragraph-rsid="0019e579" style:font-size-asian="12pt" style:font-size-complex="12pt"/>
    </style:style>
    <style:style style:name="P7" style:family="paragraph" style:parent-style-name="Standard">
      <style:text-properties style:font-name="Liberation Serif" fo:font-size="12pt" fo:font-weight="bold" officeooo:rsid="001ad1b9" officeooo:paragraph-rsid="001ad1b9" style:font-size-asian="12pt" style:font-weight-asian="bold" style:font-size-complex="12pt" style:font-weight-complex="bold"/>
    </style:style>
    <style:style style:name="P8" style:family="paragraph" style:parent-style-name="Standard" style:list-style-name="L1">
      <style:text-properties style:font-name="Liberation Serif" fo:font-size="12pt" fo:language="de" fo:country="DE" fo:font-weight="normal" officeooo:rsid="000df749" officeooo:paragraph-rsid="0019e579" style:font-size-asian="12pt" style:font-weight-asian="normal" style:font-size-complex="12pt" style:font-weight-complex="normal"/>
    </style:style>
    <style:style style:name="P9" style:family="paragraph" style:parent-style-name="Standard" style:list-style-name="L1">
      <style:text-properties style:font-name="Liberation Serif" fo:font-size="12pt" fo:language="de" fo:country="DE" fo:font-weight="normal" officeooo:rsid="000df749" officeooo:paragraph-rsid="001d3359" style:font-size-asian="12pt" style:font-weight-asian="normal" style:font-size-complex="12pt" style:font-weight-complex="normal"/>
    </style:style>
    <style:style style:name="P10" style:family="paragraph" style:parent-style-name="Standard">
      <style:text-properties style:font-name="Liberation Serif" fo:font-size="12pt" fo:language="de" fo:country="DE" fo:font-weight="normal" officeooo:rsid="000df749" officeooo:paragraph-rsid="0019e579" style:font-size-asian="12pt" style:font-weight-asian="normal" style:font-size-complex="12pt" style:font-weight-complex="normal"/>
    </style:style>
    <style:style style:name="P11" style:family="paragraph" style:parent-style-name="Standard" style:list-style-name="L4">
      <style:text-properties style:font-name="Liberation Serif" fo:font-size="12pt" fo:language="de" fo:country="DE" fo:font-weight="normal" officeooo:rsid="000df749" officeooo:paragraph-rsid="0019e579" style:font-size-asian="12pt" style:font-weight-asian="normal" style:font-size-complex="12pt" style:font-weight-complex="normal"/>
    </style:style>
    <style:style style:name="P12" style:family="paragraph" style:parent-style-name="Standard">
      <style:text-properties style:font-name="Liberation Serif" fo:font-size="12pt" fo:language="de" fo:country="DE" fo:font-weight="normal" officeooo:rsid="000df749" officeooo:paragraph-rsid="00210e2e" style:font-size-asian="12pt" style:font-weight-asian="normal" style:font-size-complex="12pt" style:font-weight-complex="normal"/>
    </style:style>
    <style:style style:name="P13" style:family="paragraph" style:parent-style-name="Standard" style:list-style-name="L5">
      <style:text-properties style:font-name="Liberation Serif" fo:font-size="12pt" fo:language="de" fo:country="DE" fo:font-weight="normal" officeooo:rsid="000df749" officeooo:paragraph-rsid="0019e579" style:font-size-asian="12pt" style:font-weight-asian="normal" style:font-size-complex="12pt" style:font-weight-complex="normal"/>
    </style:style>
    <style:style style:name="P14" style:family="paragraph" style:parent-style-name="Standard">
      <style:text-properties style:font-name="Liberation Serif" fo:font-size="12pt" fo:language="de" fo:country="DE" fo:font-weight="bold" officeooo:rsid="000df749" officeooo:paragraph-rsid="0019e579" style:font-size-asian="12pt" style:font-weight-asian="bold" style:font-size-complex="12pt" style:font-weight-complex="bold"/>
    </style:style>
    <style:style style:name="P15" style:family="paragraph" style:parent-style-name="Standard">
      <style:text-properties style:font-name="Liberation Serif" fo:font-size="14pt" fo:font-weight="bold" officeooo:rsid="001cc105" officeooo:paragraph-rsid="001cc105" style:font-size-asian="14pt" style:font-weight-asian="bold" style:font-size-complex="14pt" style:font-weight-complex="bold"/>
    </style:style>
    <style:style style:name="P16" style:family="paragraph" style:parent-style-name="Standard">
      <style:text-properties officeooo:rsid="000df749" officeooo:paragraph-rsid="0019e579"/>
    </style:style>
    <style:style style:name="P17" style:family="paragraph" style:parent-style-name="Standard">
      <style:text-properties officeooo:rsid="001ad1b9" officeooo:paragraph-rsid="001ad1b9"/>
    </style:style>
    <style:style style:name="P18" style:family="paragraph" style:parent-style-name="Standard" style:list-style-name="L1">
      <style:text-properties officeooo:paragraph-rsid="0019e579"/>
    </style:style>
    <style:style style:name="P19" style:family="paragraph" style:parent-style-name="Standard" style:list-style-name="L5">
      <loext:graphic-properties draw:fill="none"/>
      <style:paragraph-properties fo:margin-left="0.5in" fo:margin-right="0in" fo:text-indent="-0.25in" style:auto-text-indent="false" fo:background-color="transparent"/>
      <style:text-properties officeooo:paragraph-rsid="002216b2"/>
    </style:style>
    <style:style style:name="P20" style:family="paragraph" style:parent-style-name="Standard" style:list-style-name="L5" style:master-page-name="">
      <loext:graphic-properties draw:fill="none"/>
      <style:paragraph-properties fo:margin-left="0.5in" fo:margin-right="0in" fo:text-indent="-0.25in" style:auto-text-indent="false" style:page-number="auto" fo:background-color="transparent">
        <style:tab-stops>
          <style:tab-stop style:position="-0.1457in"/>
        </style:tab-stops>
      </style:paragraph-properties>
      <style:text-properties officeooo:paragraph-rsid="0019e579"/>
    </style:style>
    <style:style style:name="P21" style:family="paragraph" style:parent-style-name="Standard" style:list-style-name="L5">
      <loext:graphic-properties draw:fill="none"/>
      <style:paragraph-properties fo:margin-left="0in" fo:margin-right="0in" fo:text-indent="0in" style:auto-text-indent="false" fo:background-color="transparent">
        <style:tab-stops>
          <style:tab-stop style:position="-0.1457in"/>
        </style:tab-stops>
      </style:paragraph-properties>
      <style:text-properties officeooo:paragraph-rsid="002216b2"/>
    </style:style>
    <style:style style:name="T1" style:family="text">
      <style:text-properties style:font-name="Liberation Serif" fo:font-size="12pt" style:font-size-asian="12pt" style:font-size-complex="12pt"/>
    </style:style>
    <style:style style:name="T2" style:family="text">
      <style:text-properties style:font-name="Liberation Serif" fo:font-size="12pt" officeooo:rsid="00397de2" style:font-size-asian="12pt" style:font-size-complex="12pt"/>
    </style:style>
    <style:style style:name="T3" style:family="text">
      <style:text-properties style:font-name="Liberation Serif" fo:font-size="12pt" fo:font-weight="normal" officeooo:rsid="001d3359" style:font-size-asian="12pt" style:font-weight-asian="normal" style:font-size-complex="12pt" style:font-weight-complex="normal"/>
    </style:style>
    <style:style style:name="T4" style:family="text">
      <style:text-properties style:font-name="Liberation Serif" fo:font-size="12pt" fo:font-weight="normal" officeooo:rsid="000df749" style:font-size-asian="12pt" style:font-weight-asian="normal" style:font-size-complex="12pt" style:font-weight-complex="normal"/>
    </style:style>
    <style:style style:name="T5" style:family="text">
      <style:text-properties style:font-name="Liberation Serif" fo:font-size="12pt" fo:language="de" fo:country="DE" fo:font-weight="normal" officeooo:rsid="000df749" style:font-size-asian="12pt" style:font-weight-asian="normal" style:font-size-complex="12pt" style:font-weight-complex="normal"/>
    </style:style>
    <style:style style:name="T6" style:family="text">
      <style:text-properties fo:font-weight="bold" style:font-weight-asian="bold" style:font-weight-complex="bold"/>
    </style:style>
    <style:style style:name="T7" style:family="text">
      <style:text-properties fo:font-weight="bold" officeooo:rsid="003fdff7" style:font-weight-asian="bold" style:font-weight-complex="bold"/>
    </style:style>
    <style:style style:name="T8" style:family="text">
      <style:text-properties fo:font-weight="bold" officeooo:rsid="00210e2e" style:font-weight-asian="bold" style:font-weight-complex="bold"/>
    </style:style>
    <style:style style:name="T9" style:family="text">
      <style:text-properties officeooo:rsid="003caa08"/>
    </style:style>
    <style:style style:name="T10" style:family="text">
      <style:text-properties officeooo:rsid="003e354b"/>
    </style:style>
    <style:style style:name="T11" style:family="text">
      <style:text-properties officeooo:rsid="003fdff7"/>
    </style:style>
    <style:style style:name="T12" style:family="text">
      <style:text-properties officeooo:rsid="001ad1b9"/>
    </style:style>
    <style:style style:name="T13" style:family="text">
      <style:text-properties officeooo:rsid="001cc105"/>
    </style:style>
    <style:style style:name="T14" style:family="text">
      <style:text-properties officeooo:rsid="001d3359"/>
    </style:style>
    <style:style style:name="T15" style:family="text">
      <style:text-properties fo:language="de" fo:country="DE"/>
    </style:style>
    <style:style style:name="T16" style:family="text">
      <style:text-properties fo:language="de" fo:country="DE" officeooo:rsid="002216b2"/>
    </style:style>
    <style:style style:name="T17" style:family="text">
      <style:text-properties fo:language="de" fo:country="DE" fo:font-weight="bold" officeooo:rsid="002216b2" style:font-weight-asian="bold" style:font-weight-complex="bold"/>
    </style:style>
    <style:style style:name="T18" style:family="text">
      <style:text-properties fo:language="de" fo:country="DE" officeooo:rsid="00232f9a"/>
    </style:style>
    <style:style style:name="T19" style:family="text">
      <style:text-properties officeooo:rsid="001e6978"/>
    </style:style>
    <style:style style:name="T20" style:family="text">
      <style:text-properties officeooo:rsid="001f1900"/>
    </style:style>
    <style:style style:name="T21" style:family="text">
      <style:text-properties officeooo:rsid="00207b6e"/>
    </style:style>
    <style:style style:name="T22" style:family="text">
      <style:text-properties officeooo:rsid="00210e2e"/>
    </style:style>
    <style:style style:name="T23" style:family="text">
      <style:text-properties officeooo:rsid="002216b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7"><text:span text:style-name="T2">E</text:span><text:span text:style-name="T1">sPiFF Gesetzliche Vorschriften und Sicherheitsinformationen</text:span></text:p>
      <text:p text:style-name="P6"/>
      <text:p text:style-name="P6">Produ<text:span text:style-name="T12">k</text:span>tname: EsPiFF V3.2</text:p>
      <text:p text:style-name="P6"/>
      <text:p text:style-name="P6"><text:span text:style-name="T12">Wichtig</text:span>: <text:span text:style-name="T12">Bitte bewahren Sie diesen Merkzettel gut auf, um auch in Zukunft nachzulesen.</text:span></text:p>
      <text:p text:style-name="P16"/>
      <text:p text:style-name="P16"/>
      <text:p text:style-name="P7">Einstieg / Erste Schritte</text:p>
      <text:p text:style-name="P5">Für eine vollständige Anleitung lesen Sie bitte diese Informationen:</text:p>
      <text:p text:style-name="P4"><text:a xlink:type="simple" xlink:href="https://github.com/MDCservice/EsPiFF/tree/main/examples" text:style-name="Internet_20_link" text:visited-style-name="Visited_20_Internet_20_Link">https://github.com/MDCservice/EsPiFF/tree/main/examples</text:a></text:p>
      <text:p text:style-name="P4"/>
      <text:p text:style-name="P15">Warnungen</text:p>
      <text:list xml:id="list273867651" text:style-name="L1">
        <text:list-item>
          <text:p text:style-name="P1"><text:span text:style-name="T13">Dieses Produkt darf nur mit einer externen Stromversorgungen betrieben werden, die entweder spezifiziert ist als 5V Gleichspannungsnetzteil, und für eine</text:span> <text:span text:style-name="T13">minimalen Strom von 300 – 1800mA spezifiziert ist, wenn die Stromversorgung über die USB-C Buchse erfolgt. </text:span></text:p>
          <text:p text:style-name="P1"><text:span text:style-name="T13">Soll die Stromversorgung über den 24V Pin Stecker erfolgen, so muss diese für einen Spannungsbereich von 9V bis 32V und mindestens für 200mA spezifiziert sein. Jede externe Stromquelle muss den relevanten gesetzlichen Bestimmungen des Landes entsprechen, in dem diese eingesetzt wird.</text:span></text:p>
        </text:list-item>
        <text:list-item>
          <text:p text:style-name="P18"><text:span text:style-name="T3">Dieses Produkt sollte während des Gebrauchs auf einer stabilen, flachen, nicht leitfähigen Oberfläche </text:span><text:span text:style-name="T15">platziert werden und darf nicht mit leitenden Gegenständen in Kontakt gebracht werden.</text:span></text:p>
        </text:list-item>
        <text:list-item>
          <text:p text:style-name="P8">Der Anschluss nicht zugelassener Geräte an den GPIO-Anschluss kann die Konformität beeinträchtigen oder zu Schäden am Gerät führen und die Garantie ungültig machen.</text:p>
        </text:list-item>
        <text:list-item>
          <text:p text:style-name="P9">Alle mit dem EsPiFF verwendeten Peripheriegeräte sollten den einschlägigen Normen des Verwendungslandes entsprechen und entsprechend gekennzeichnet sein, um sicherzustellen, dass die Sicherheits- und Leistungsanforderungen erfüllt werden. Diese Artikel <text:span text:style-name="T14">beispielsweise HATs,</text:span> Monitore und Mäuse, <text:span text:style-name="T14">sowie sonstige </text:span>Peripherie <text:span text:style-name="T14">die</text:span> mit dem EsPiFF verwendet werden.</text:p>
        </text:list-item>
        <text:list-item>
          <text:p text:style-name="P8">Wenn Peripheriegeräte angeschlossen werden, die kein <text:span text:style-name="T19">normgerechtes </text:span>Kabel oder Stecker enthalten, muss das verwendete Kabel oder <text:span text:style-name="T19">Leiter</text:span> eine angemessene Isolierung und <text:span text:style-name="T19">Betriebsf</text:span>unktion bieten, damit die Anforderungen der relevanten Leistungs- und Sicherheits<text:span text:style-name="T19">­</text:span>anforderungen erfüllt werden.</text:p>
        </text:list-item>
      </text:list>
      <text:p text:style-name="P4"/>
      <text:p text:style-name="P14">Hinweise zur sicheren <text:span text:style-name="T20">Benutzung</text:span></text:p>
      <text:p text:style-name="P4"/>
      <text:p text:style-name="P10">Um Fehlfunktionen oder Schäden an Ihrem EsPiFF zu vermeiden, beachten Sie bitte <text:span text:style-name="T20">f</text:span>olgende <text:span text:style-name="T20">Hinweise:</text:span></text:p>
      <text:list xml:id="list2033128459" text:style-name="L4">
        <text:list-item>
          <text:p text:style-name="P11">Setzen Sie <text:span text:style-name="T20">den EsPiFF</text:span> während des Betriebs weder Wasser noch Feuchtigkeit aus und legen Sie es <text:span text:style-name="T6">nicht</text:span> auf eine leitfähige Oberfläche.</text:p>
        </text:list-item>
        <text:list-item>
          <text:p text:style-name="P11">Setzen Sie <text:span text:style-name="T20">den EsPiFF</text:span> keiner Wärme- <text:span text:style-name="T20">oder Hitze</text:span>quelle aus; D<text:span text:style-name="T20">er</text:span> EsPiFF ist für einen zuverlässigen Betrieb bei normalen Raumtemperaturen ausgelegt.</text:p>
        </text:list-item>
        <text:list-item>
          <text:p text:style-name="P11">Gehen Sie bei der Handhabung vorsichtig vor, um mechanische oder elektrische Schäden an der Leiterplatte und den Anschlüssen zu vermeiden.</text:p>
        </text:list-item>
        <text:list-item>
          <text:p text:style-name="P11">Vermeiden Sie es, die Leiterplatte zu <text:span text:style-name="T20">bewegen</text:span>, während <text:span text:style-name="T20">diese</text:span> eingeschaltet ist. <text:span text:style-name="T21">Bitte berühren Sie die Platine nur an den Kanten</text:span>, um das Risiko einer Beschädigung durch elektrostatische Entladung zu minimieren.</text:p>
        </text:list-item>
        <text:list-item>
          <text:p text:style-name="P11">Das EsPiFF ist so konzipiert, dass es über einen USB-Anschluss, einen PoE-HAT oder die 24-V-Stiftleiste mit Strom versorgt wird. Versorgen Sie das EsPiFF nicht auf andere Weise mit Strom.</text:p>
        </text:list-item>
      </text:list>
      <text:p text:style-name="P4"><text:soft-page-break/></text:p>
      <text:p text:style-name="P4"><text:span text:style-name="T8">Konformitätserklärung</text:span><text:line-break/></text:p>
      <text:p text:style-name="P12">Der EsPiFF entspricht den einschlägigen Bestimmungen der RoHS-Richtlinie für die Europäische Union. Wie alle Elektro- und Elektronikgeräte (EEE) darf auch der EspiFF nicht im Hausmüll entsorgt werden. <text:span text:style-name="T22">Außerhalb der </text:span>Europäische Union können alternative Regelungen gelten.</text:p>
      <text:p text:style-name="P4"/>
      <text:p text:style-name="P10"><text:span text:style-name="T6">Elektromagnetische Verträglichkeit und Betrieb</text:span></text:p>
      <text:list xml:id="list434102110" text:style-name="L5">
        <text:list-item>
          <text:p text:style-name="P13">Dieses Produkt entspricht den <text:span text:style-name="T23">A</text:span>nforderungen der EU-Richtlinie 2004/108/EG des Rates zur Angleichung der Gesetze der Mitgliedstaaten über die elektromagnetische Verträglichkeit.</text:p>
        </text:list-item>
        <text:list-item>
          <text:p text:style-name="P3"><text:span text:style-name="T15">Dieses Produkt wurde getestet und entspricht den Grenzwerten für informationstechnische Geräte der Klasse B gemäß der europäischen Norm. </text:span></text:p>
        </text:list-item>
        <text:list-item>
          <text:p text:style-name="P19"><text:span text:style-name="T5">HINWEIS: Dieses Gerät wurde getestet und entspricht den Grenzwerten für ein digitales Gerät der Klasse B gemäß Teil 15 der FCC-Bestimmungen. Diese Grenzwerte sollen einen angemessenen Schutz vor schädlichen Interferenzen bei einer Installation in Wohngebieten bieten. Dieses Gerät erzeugt, verwendet und kann Hochfrequenzenergie ausstrahlen und kann, wenn es nicht gemäß den Anweisungen installiert und verwendet wird, schädliche Störungen des Funkverkehrs verursachen. Es gibt jedoch keine Garantie dafür, dass bei einer bestimmten Installation keine Interferenzen auftreten. Wenn dieses Gerät schädliche Störungen beim Radio- oder Fernsehempfang verursacht, was durch Ein- und Ausschalten des Geräts festgestellt werden kann, wird dem Benutzer empfohlen, zu versuchen, die Störung durch eine oder mehrere der folgenden Maßnahmen zu beheben:</text:span><text:span text:style-name="T4"><text:line-break/> - </text:span><text:span text:style-name="T15">Richten Sie die Empfangsantenne neu aus oder positionieren Sie sie neu,</text:span><text:span text:style-name="T4"><text:line-break/> - </text:span><text:span text:style-name="T5">Vergrößern Sie den Abstand zwischen Gerät und Empfänger,</text:span><text:span text:style-name="T4"><text:line-break/> - </text:span><text:span text:style-name="T5">Verbinden Sie das Gerät mit einer Steckdose in einem anderen Stromkreis als dem, an den der Empfänger angeschlossen ist,</text:span></text:p>
          <text:p text:style-name="P20"><text:span text:style-name="T4"><text:s/>- </text:span><text:span text:style-name="T15">Wenden Sie sich an den Händler oder einen erfahrenen Radio-/Fernsehtechniker, um Hilfe zu erhalten</text:span></text:p>
          <text:p text:style-name="P2"/>
          <text:p text:style-name="P21"><text:span text:style-name="T4"><text:line-break/><text:line-break/></text:span><text:span text:style-name="T15">WARNUNG: Bitte ändern oder modifiziere</text:span><text:span text:style-name="T16">n</text:span><text:span text:style-name="T15"> Sie </text:span><text:span text:style-name="T17">nicht</text:span><text:span text:style-name="T15"> das Design dieses Produkts, da dies Ihre Fähigkeit zur freien Verwendung des Produkts beeinträchtigen kann. Dazu gehört auch die Änderung der Frequenz, mit der das Produkt arbeitet. </text:span><text:span text:style-name="T18">Verwenden Sie nur die beigelegte Antenne.</text:span></text:p>
          <text:p text:style-name="P21"/>
        </text:list-item>
      </text:list>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1T17:40:33.524456705</meta:creation-date>
    <dc:date>2022-11-11T18:29:11.682827422</dc:date>
    <meta:editing-duration>PT38M24S</meta:editing-duration>
    <meta:editing-cycles>9</meta:editing-cycles>
    <meta:generator>LibreOffice/7.3.6.2$Linux_X86_64 LibreOffice_project/30$Build-2</meta:generator>
    <meta:document-statistic meta:table-count="0" meta:image-count="0" meta:object-count="0" meta:page-count="2" meta:paragraph-count="30" meta:word-count="677" meta:character-count="4954" meta:non-whitespace-character-count="4313"/>
  </office:meta>
</office:document-meta>
</file>